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check last mein final stats are taken from new files (for eg – branch count in Toma_ROB)</text:p>
          </table:table-cell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ensure we need fetchBuffer &amp; not others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DB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tistics???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you may choose:::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Running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10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6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6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6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4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4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LSQ similar hi liya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etch state alag se banai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Total 5 stage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drain even ke upar neeche kya hai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etch logic similar to one in OOO using 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stics abi lagaye hain ky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have you checked the stats running OOO/inorder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gister files 2 alag li hain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DB kaise lagaya hai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lls use kiye hain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ynch instr use kiye?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5:49:19.826550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0T19:44:54.408668956</dc:date>
    <meta:editing-duration>PT23H8M17S</meta:editing-duration>
    <meta:editing-cycles>43</meta:editing-cycles>
    <meta:document-statistic meta:table-count="1" meta:cell-count="67" meta:object-count="0"/>
  </office:meta>
</office:document-meta>
</file>